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Times New Roman" svg:font-family="'Times New Roman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Monospace1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0c3296"/>
    </style:style>
    <style:style style:name="P3" style:family="paragraph" style:parent-style-name="Standard">
      <style:paragraph-properties fo:margin-left="0in" fo:margin-right="0in" fo:widows="1" fo:text-indent="0in" style:auto-text-indent="false"/>
    </style:style>
    <style:style style:name="P4" style:family="paragraph" style:parent-style-name="Text_20_body">
      <style:paragraph-properties fo:margin-left="0in" fo:margin-right="0in" fo:widows="1" fo:text-indent="0in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5" style:family="paragraph" style:parent-style-name="Text_20_body">
      <style:paragraph-properties fo:margin-left="0in" fo:margin-right="0in" fo:widows="1" fo:text-indent="0in" style:auto-text-indent="false"/>
    </style:style>
    <style:style style:name="P6" style:family="paragraph" style:parent-style-name="Preformatted_20_Text">
      <style:paragraph-properties fo:margin-left="0in" fo:margin-right="0in" fo:widows="1" fo:text-indent="0in" style:auto-text-indent="false"/>
      <style:text-properties fo:font-variant="normal" fo:text-transform="none" fo:color="#000000" fo:letter-spacing="normal" fo:font-style="normal" fo:font-weight="normal"/>
    </style:style>
    <style:style style:name="P7" style:family="paragraph" style:parent-style-name="Preformatted_20_Text">
      <style:paragraph-properties fo:margin-left="0in" fo:margin-right="0in" fo:text-align="center" style:justify-single-word="false" fo:widows="1" fo:text-indent="0in" style:auto-text-indent="false"/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P8" style:family="paragraph" style:parent-style-name="Heading_20_3">
      <style:paragraph-properties fo:margin-left="0in" fo:margin-right="0in" fo:widows="1" fo:text-indent="0in" style:auto-text-indent="false"/>
      <style:text-properties fo:font-variant="normal" fo:text-transform="none" fo:color="#000000" style:font-name="Times New Roman" fo:letter-spacing="normal" fo:font-style="normal"/>
    </style:style>
    <style:style style:name="P9" style:family="paragraph" style:parent-style-name="Preformatted_20_Text">
      <style:paragraph-properties fo:widows="1"/>
      <style:text-properties fo:font-variant="normal" fo:text-transform="none" fo:color="#000000" fo:letter-spacing="normal" fo:font-style="normal" fo:font-weight="normal"/>
    </style:style>
    <style:style style:name="P10" style:family="paragraph" style:parent-style-name="Preformatted_20_Text">
      <style:paragraph-properties fo:text-align="center" style:justify-single-word="false" fo:widows="1"/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P11" style:family="paragraph" style:parent-style-name="Preformatted_20_Text">
      <style:paragraph-properties fo:widows="1"/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P12" style:family="paragraph" style:parent-style-name="Preformatted_20_Text">
      <style:paragraph-properties fo:text-align="center" style:justify-single-word="false" fo:widows="1"/>
      <style:text-properties fo:font-variant="normal" fo:text-transform="none" fo:color="#000000" fo:letter-spacing="normal" fo:font-style="normal" fo:font-weight="bold" officeooo:rsid="000dda4f" officeooo:paragraph-rsid="000dda4f" style:font-weight-asian="bold" style:font-weight-complex="bold"/>
    </style:style>
    <style:style style:name="P13" style:family="paragraph" style:parent-style-name="Preformatted_20_Text">
      <style:paragraph-properties fo:widows="1"/>
    </style:style>
    <style:style style:name="P14" style:family="paragraph" style:parent-style-name="Preformatted_20_Text">
      <style:paragraph-properties fo:margin-top="0in" fo:margin-bottom="0.1965in" loext:contextual-spacing="false" fo:widows="1"/>
      <style:text-properties fo:font-variant="normal" fo:text-transform="none" fo:color="#000000" fo:letter-spacing="normal" fo:font-style="normal" fo:font-weight="normal"/>
    </style:style>
    <style:style style:name="P15" style:family="paragraph" style:parent-style-name="Preformatted_20_Text">
      <style:paragraph-properties fo:margin-top="0in" fo:margin-bottom="0.1965in" loext:contextual-spacing="false" fo:widows="1"/>
    </style:style>
    <style:style style:name="P16" style:family="paragraph" style:parent-style-name="Standard">
      <style:paragraph-properties fo:margin-left="0in" fo:margin-right="0in" fo:widows="1" fo:text-indent="0in" style:auto-text-indent="false"/>
      <style:text-properties fo:font-variant="normal" fo:text-transform="none" fo:color="#3f7f5f" style:font-name="Monospace1" fo:font-size="10pt" fo:letter-spacing="normal" fo:font-style="normal" fo:font-weight="normal" style:font-size-asian="10pt"/>
    </style:style>
    <style:style style:name="P17" style:family="paragraph" style:parent-style-name="Standard">
      <style:paragraph-properties fo:margin-left="0in" fo:margin-right="0in" fo:widows="1" fo:text-indent="0in" style:auto-text-indent="false"/>
      <style:text-properties fo:font-variant="normal" fo:text-transform="none" fo:color="#000000" style:font-name="Monospace1" fo:font-size="10pt" fo:letter-spacing="normal" fo:font-style="normal" fo:font-weight="normal" style:font-size-asian="10pt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1" fo:font-size="10pt" style:font-size-asian="10pt"/>
    </style:style>
    <style:style style:name="P19" style:family="paragraph" style:parent-style-name="Standard">
      <style:paragraph-properties fo:margin-left="0in" fo:margin-right="0in" fo:widows="1" fo:text-indent="0in" style:auto-text-indent="false"/>
    </style:style>
    <style:style style:name="P20" style:family="paragraph" style:parent-style-name="Heading_20_3">
      <style:paragraph-properties fo:margin-left="0in" fo:margin-right="0in" fo:widows="1" fo:text-indent="0in" style:auto-text-indent="false"/>
      <style:text-properties fo:font-variant="normal" fo:text-transform="none" fo:color="#000000" style:font-name="Times New Roman" fo:letter-spacing="normal" fo:font-style="normal" fo:font-weight="bold" style:font-weight-asian="bold" style:font-weight-complex="bold"/>
    </style:style>
    <style:style style:name="P21" style:family="paragraph" style:parent-style-name="Heading_20_3">
      <style:paragraph-properties fo:margin-left="0in" fo:margin-right="0in" fo:widows="1" fo:text-indent="0in" style:auto-text-indent="false"/>
      <style:text-properties fo:font-variant="normal" fo:text-transform="none" fo:color="#000000" fo:letter-spacing="normal" fo:font-style="normal"/>
    </style:style>
    <style:style style:name="T1" style:family="text">
      <style:text-properties fo:font-variant="normal" fo:text-transform="none" style:font-name="Times New Roman" fo:font-size="14pt" fo:letter-spacing="normal" fo:font-style="normal" fo:font-weight="normal"/>
    </style:style>
    <style:style style:name="T2" style:family="text">
      <style:text-properties fo:font-variant="normal" fo:text-transform="none" fo:color="#000000" style:font-name="Times New Roman" fo:font-size="14pt" fo:letter-spacing="normal" fo:font-style="normal" fo:font-weight="normal"/>
    </style:style>
    <style:style style:name="T3" style:family="text">
      <style:text-properties fo:font-variant="normal" fo:text-transform="none" fo:color="#000000" style:font-name="Times New Roman" fo:font-size="14pt" fo:letter-spacing="normal" fo:font-style="normal" fo:font-weight="normal" officeooo:rsid="000c3296"/>
    </style:style>
    <style:style style:name="T4" style:family="text">
      <style:text-properties fo:font-variant="normal" fo:text-transform="none" fo:color="#7f0055" style:font-name="Monospace" fo:font-size="10pt" fo:letter-spacing="normal" fo:font-style="normal" fo:font-weight="bold" style:font-size-asian="10pt" style:font-weight-asian="bold"/>
    </style:style>
    <style:style style:name="T5" style:family="text">
      <style:text-properties style:font-name="Times New Roman"/>
    </style:style>
    <style:style style:name="T6" style:family="text">
      <style:text-properties fo:color="#000000" style:font-name="Monospace1" fo:font-size="10pt" style:font-size-asian="10pt"/>
    </style:style>
    <style:style style:name="T7" style:family="text">
      <style:text-properties fo:color="#000000" style:font-name="Monospace1" fo:font-size="10pt" officeooo:rsid="000c3296" style:font-size-asian="10pt"/>
    </style:style>
    <style:style style:name="T8" style:family="text">
      <style:text-properties fo:color="#000000" style:font-name="Monospace1" fo:font-size="10pt" fo:background-color="#d4d4d4" loext:char-shading-value="0" style:font-size-asian="10pt"/>
    </style:style>
    <style:style style:name="T9" style:family="text">
      <style:text-properties fo:color="#000000" style:font-name="Monospace1" fo:font-size="10pt" style:text-underline-style="solid" style:text-underline-width="auto" style:text-underline-color="font-color" style:font-size-asian="10pt"/>
    </style:style>
    <style:style style:name="T10" style:family="text">
      <style:text-properties fo:color="#3f7f5f" style:font-name="Monospace1" fo:font-size="10pt" style:font-size-asian="10pt"/>
    </style:style>
    <style:style style:name="T11" style:family="text">
      <style:text-properties fo:color="#3f7f5f" style:font-name="Monospace1" fo:font-size="10pt" style:text-underline-style="solid" style:text-underline-width="auto" style:text-underline-color="font-color" style:font-size-asian="10pt"/>
    </style:style>
    <style:style style:name="T12" style:family="text">
      <style:text-properties fo:color="#7f0055" style:font-name="Monospace1" fo:font-size="10pt" fo:font-weight="bold" style:font-size-asian="10pt" style:font-weight-asian="bold"/>
    </style:style>
    <style:style style:name="T13" style:family="text">
      <style:text-properties fo:color="#6a3e3e" style:font-name="Monospace1" fo:font-size="10pt" style:font-size-asian="10pt"/>
    </style:style>
    <style:style style:name="T14" style:family="text">
      <style:text-properties fo:color="#6a3e3e" style:font-name="Monospace1" fo:font-size="10pt" style:text-underline-style="solid" style:text-underline-width="auto" style:text-underline-color="font-color" style:font-size-asian="10pt"/>
    </style:style>
    <style:style style:name="T15" style:family="text">
      <style:text-properties fo:color="#0000c0" style:font-name="Monospace1" fo:font-size="10pt" style:font-size-asian="10pt"/>
    </style:style>
    <style:style style:name="T16" style:family="text">
      <style:text-properties fo:color="#0000c0" style:font-name="Monospace1" fo:font-size="10pt" fo:font-style="italic" style:font-size-asian="10pt" style:font-style-asian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S 6301.002. <text:s/>Implementation of advanced data structures and algorithms</text:p>
      <text:p text:style-name="P10">Short Project 4 (Trees)</text:p>
      <text:p text:style-name="P11"/>
      <text:p text:style-name="P12">Group 10 : Gaurav Ketkar, Vijay Mungara, Malav Shah, Madhuri Abnave</text:p>
      <text:h text:style-name="P20" text:outline-level="3">a. Level order</text:h>
      <text:p text:style-name="P4">Write the following method for the BST class:</text:p>
      <text:p text:style-name="P16">// Return an array with the elements using a level order traversal of the tree</text:p>
      <text:p text:style-name="P1"><text:span text:style-name="T6"><text:s text:c="4"/></text:span><text:span text:style-name="T12">public</text:span><text:span text:style-name="T6"> </text:span><text:span text:style-name="T9">Comparable</text:span><text:span text:style-name="T6">[] </text:span><text:span text:style-name="T8">levelOrderTraversal</text:span><text:span text:style-name="T6">(){</text:span></text:p>
      <text:p text:style-name="P1"><text:span text:style-name="T6"><text:s text:c="4"/><text:tab/></text:span><text:span text:style-name="T9">Comparable</text:span><text:span text:style-name="T6">[] </text:span><text:span text:style-name="T13">result</text:span><text:span text:style-name="T6"> = </text:span><text:span text:style-name="T12">new</text:span><text:span text:style-name="T6"> Comparable[</text:span><text:span text:style-name="T15">size</text:span><text:span text:style-name="T6">];</text:span></text:p>
      <text:p text:style-name="P1"><text:span text:style-name="T6"><text:s text:c="4"/><text:tab/>Queue&lt;</text:span><text:span text:style-name="T9">Entry</text:span><text:span text:style-name="T6">&gt; </text:span><text:span text:style-name="T13">nodeQ</text:span><text:span text:style-name="T6"> = </text:span><text:span text:style-name="T12">new</text:span><text:span text:style-name="T6"> LinkedList&lt;</text:span><text:span text:style-name="T9">Entry</text:span><text:span text:style-name="T6">&gt;();</text:span></text:p>
      <text:p text:style-name="P1"><text:span text:style-name="T6"><text:s text:c="4"/><text:tab/></text:span><text:span text:style-name="T13">nodeQ</text:span><text:span text:style-name="T6">.add(</text:span><text:span text:style-name="T15">root</text:span><text:span text:style-name="T6">);</text:span></text:p>
      <text:p text:style-name="P1"><text:span text:style-name="T6"><text:s text:c="4"/><text:tab/></text:span><text:span text:style-name="T12">int</text:span><text:span text:style-name="T6"> </text:span><text:span text:style-name="T13">i</text:span><text:span text:style-name="T6"> = 0;</text:span></text:p>
      <text:p text:style-name="P1"><text:span text:style-name="T6"><text:s text:c="4"/><text:tab/>Entry&lt;T&gt; </text:span><text:span text:style-name="T13">removedNode</text:span><text:span text:style-name="T6">;</text:span></text:p>
      <text:p text:style-name="P1"><text:span text:style-name="T6"><text:s text:c="4"/><text:tab/></text:span><text:span text:style-name="T12">while</text:span><text:span text:style-name="T6">(!</text:span><text:span text:style-name="T13">nodeQ</text:span><text:span text:style-name="T6">.isEmpty()){</text:span></text:p>
      <text:p text:style-name="P1"><text:span text:style-name="T6"><text:s text:c="4"/><text:tab/><text:tab/></text:span><text:span text:style-name="T13">removedNode</text:span><text:span text:style-name="T6"> = </text:span><text:span text:style-name="T14">nodeQ</text:span><text:span text:style-name="T9">.remove()</text:span><text:span text:style-name="T6">;</text:span></text:p>
      <text:p text:style-name="P1"><text:span text:style-name="T6"><text:s text:c="4"/><text:tab/><text:tab/></text:span><text:span text:style-name="T12">if</text:span><text:span text:style-name="T6">(</text:span><text:span text:style-name="T13">removedNode</text:span><text:span text:style-name="T6">.</text:span><text:span text:style-name="T15">left</text:span><text:span text:style-name="T6"> != </text:span><text:span text:style-name="T12">null</text:span><text:span text:style-name="T6">) </text:span><text:span text:style-name="T13">nodeQ</text:span><text:span text:style-name="T6">.add(</text:span><text:span text:style-name="T13">removedNode</text:span><text:span text:style-name="T6">.</text:span><text:span text:style-name="T15">left</text:span><text:span text:style-name="T6">);</text:span></text:p>
      <text:p text:style-name="P1"><text:span text:style-name="T6"><text:s text:c="4"/><text:tab/><text:tab/></text:span><text:span text:style-name="T12">if</text:span><text:span text:style-name="T6">(</text:span><text:span text:style-name="T13">removedNode</text:span><text:span text:style-name="T6">.</text:span><text:span text:style-name="T15">right</text:span><text:span text:style-name="T6"> != </text:span><text:span text:style-name="T12">null</text:span><text:span text:style-name="T6">) </text:span><text:span text:style-name="T13">nodeQ</text:span><text:span text:style-name="T6">.add(</text:span><text:span text:style-name="T13">removedNode</text:span><text:span text:style-name="T6">.</text:span><text:span text:style-name="T15">right</text:span><text:span text:style-name="T6">);</text:span></text:p>
      <text:p text:style-name="P1"><text:span text:style-name="T6"><text:s text:c="4"/><text:tab/><text:tab/></text:span><text:span text:style-name="T13">result</text:span><text:span text:style-name="T6">[</text:span><text:span text:style-name="T13">i</text:span><text:span text:style-name="T6">++] = (</text:span><text:span text:style-name="T9">Comparable</text:span><text:span text:style-name="T6">) </text:span><text:span text:style-name="T13">removedNode</text:span><text:span text:style-name="T6">.</text:span><text:span text:style-name="T15">element</text:span><text:span text:style-name="T6">;</text:span></text:p>
      <text:p text:style-name="P18"><text:s text:c="4"/><text:tab/>}</text:p>
      <text:p text:style-name="P1"><text:span text:style-name="T6"><text:s text:c="4"/><text:tab/></text:span><text:span text:style-name="T12">return</text:span><text:span text:style-name="T6"> </text:span><text:span text:style-name="T13">result</text:span><text:span text:style-name="T6">;</text:span></text:p>
      <text:p text:style-name="P17"><text:s text:c="4"/>}</text:p>
      <text:p text:style-name="P15"/>
      <text:h text:style-name="P21" text:outline-level="3"><text:span text:style-name="T5">c. Modifying remove in BST class</text:span></text:h>
      <text:p text:style-name="P5"><text:span text:style-name="T2">Rewrit</text:span><text:span text:style-name="T3">ing</text:span><text:span text:style-name="T2"> remove</text:span><text:span text:style-name="T3">()</text:span><text:span text:style-name="T2"> so that it alternates between two possibilities:</text:span></text:p>
      <text:p text:style-name="P3"><text:span text:style-name="T4">static</text:span><text:span text:style-name="T6"> </text:span><text:span text:style-name="T12">int</text:span><text:span text:style-name="T6"> </text:span><text:span text:style-name="T16">rightOrLeft</text:span><text:span text:style-name="T6"> = 0;</text:span></text:p>
      <text:p text:style-name="P1"><text:span text:style-name="T6"><text:s text:c="4"/></text:span><text:span text:style-name="T10">// remove node that has two children, </text:span></text:p>
      <text:p text:style-name="P1"><text:span text:style-name="T6"><text:s text:c="4"/></text:span><text:span text:style-name="T10">// from either right or left depending on </text:span><text:span text:style-name="T11">int</text:span><text:span text:style-name="T10"> rightOrLeft</text:span></text:p>
      <text:p text:style-name="P1"><text:span text:style-name="T6"><text:s text:c="4"/></text:span><text:span text:style-name="T12">void</text:span><text:span text:style-name="T6"> removeTwo(Entry&lt;T&gt; </text:span><text:span text:style-name="T13">node</text:span><text:span text:style-name="T6">) {</text:span></text:p>
      <text:p text:style-name="P1"><text:span text:style-name="T6"><text:tab/></text:span><text:span text:style-name="T12">if</text:span><text:span text:style-name="T6"> (0 == </text:span><text:span text:style-name="T16">rightOrLeft</text:span><text:span text:style-name="T6">){</text:span></text:p>
      <text:p text:style-name="P1"><text:span text:style-name="T6"><text:s text:c="4"/><text:tab/></text:span><text:span text:style-name="T7">remove the minimum from the right side</text:span></text:p>
      <text:p text:style-name="P1"><text:span text:style-name="T6"><text:s text:c="4"/><text:tab/></text:span><text:span text:style-name="T7">and then,</text:span></text:p>
      <text:p text:style-name="P1"><text:span text:style-name="T6"><text:s text:c="4"/><text:tab/></text:span><text:span text:style-name="T16">rightOrLeft</text:span><text:span text:style-name="T6"> = 1;</text:span></text:p>
      <text:p text:style-name="P18"><text:tab/>}</text:p>
      <text:p text:style-name="P1"><text:span text:style-name="T6"><text:tab/></text:span><text:span text:style-name="T12">else</text:span><text:span text:style-name="T6"> </text:span><text:span text:style-name="T12">if</text:span><text:span text:style-name="T6">(1 == </text:span><text:span text:style-name="T16">rightOrLeft</text:span><text:span text:style-name="T6">)</text:span></text:p>
      <text:p text:style-name="P18"><text:tab/>{</text:p>
      <text:p text:style-name="P2"><text:span text:style-name="T6"><text:tab/></text:span><text:span text:style-name="T7">remove the maximum from the left side</text:span></text:p>
      <text:p text:style-name="P2"><text:span text:style-name="T6"><text:s text:c="4"/><text:tab/></text:span><text:span text:style-name="T7">and then,</text:span></text:p>
      <text:p text:style-name="P2"><text:span text:style-name="T6"><text:s text:c="5"/><text:tab/></text:span><text:span text:style-name="T16">rightOrLeft</text:span><text:span text:style-name="T6"> = 1;</text:span></text:p>
      <text:p text:style-name="P18"><text:tab/>}</text:p>
      <text:p text:style-name="P3"><text:span text:style-name="T6"><text:s text:c="4"/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Times New Roman" svg:font-family="'Times New Roman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Monospace1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5T15:29:52.692787636</meta:creation-date>
    <dc:date>2016-03-17T21:23:51.553420337</dc:date>
    <meta:editing-duration>PT16M36S</meta:editing-duration>
    <meta:editing-cycles>4</meta:editing-cycles>
    <meta:generator>LibreOffice/5.0.5.2$Linux_X86_64 LibreOffice_project/00m0$Build-2</meta:generator>
    <meta:document-statistic meta:table-count="0" meta:image-count="0" meta:object-count="0" meta:page-count="1" meta:paragraph-count="38" meta:word-count="167" meta:character-count="1255" meta:non-whitespace-character-count="1004"/>
  </office:meta>
</office:document-meta>
</file>